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s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Username</text:p>
          </table:table-cell>
        </table:table-row>
      </table:table>
      <table:table table:name="Activiti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ctivity_ID</text:p>
          </table:table-cell>
          <table:table-cell office:value-type="string" calcext:value-type="string">
            <text:p>Activity</text:p>
          </table:table-cell>
        </table:table-row>
      </table:table>
      <table:table table:name="Indicato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dicator_ID</text:p>
          </table:table-cell>
          <table:table-cell office:value-type="string" calcext:value-type="string">
            <text:p>Indicator</text:p>
          </table:table-cell>
          <table:table-cell office:value-type="string" calcext:value-type="string">
            <text:p>Type</text:p>
          </table:table-cell>
        </table:table-row>
      </table:table>
      <table:table table:name="UsersActiviti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Activity_ID</text:p>
          </table:table-cell>
        </table:table-row>
      </table:table>
      <table:table table:name="UsersActivitiesIndicato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Activity_ID</text:p>
          </table:table-cell>
          <table:table-cell office:value-type="string" calcext:value-type="string">
            <text:p>Indicator_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22:56:03.85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22:46:24.667000000</meta:creation-date>
    <dc:date>2018-09-27T23:05:23.882000000</dc:date>
    <meta:editing-duration>PT17M43S</meta:editing-duration>
    <meta:editing-cycles>2</meta:editing-cycles>
    <meta:generator>LibreOffice/5.1.0.3$Windows_x86 LibreOffice_project/5e3e00a007d9b3b6efb6797a8b8e57b51ab1f737</meta:generator>
    <meta:document-statistic meta:table-count="5" meta:cell-count="12" meta:object-count="0"/>
  </office:meta>
</office:document-meta>
</file>